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MRDestination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MRDestination.getInbuiltBackChannel( Message in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ckChannelConduit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MRDestination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MRDestination.get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MRDestination.setChannel( Channel d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MRDestination.process( 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ackChannelConduit.prepare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ckChannelConduit.setMessageObserver( MessageObserver ob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MRDestination.deact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MRDestination.NMRDestination( EndpointInfo info , NMR nm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MRDestination.act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ChannelConduit.BackChannelConduit( EndpointReferenceType ref ,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